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0 odcinek 20</text:p>
      <text:p text:style-name="P1"/>
      <text:p text:style-name="P2">Etap I</text:p>
      <text:p text:style-name="P2"/>
      <text:p text:style-name="P3">wymień trzech ewangelistow </text:p>
      <text:p text:style-name="P3">terytorium zamorskim którego państwa są Falklandy <text:s text:c="34"/><text:span text:style-name="T1"><text:s/>GB</text:span></text:p>
      <text:p text:style-name="P3">ktory bratanek Poniatowskiego poległ podczas przeprawy przez Elsterę <text:s text:c="4"/><text:span text:style-name="T1"><text:s/>ks. Józef</text:span></text:p>
      <text:p text:style-name="P3">Skrzydlata polska to pismo dla miłośników ptaków czy lotnictwa <text:s text:c="14"/><text:span text:style-name="T1"><text:s/>lotnictwa</text:span></text:p>
      <text:p text:style-name="P3">proszę dokończyć przysłowie: jaki bochen taka skórka, jak matka taka <text:s text:c="5"/><text:span text:style-name="T1"><text:s/>córka</text:span></text:p>
      <text:p text:style-name="P3">jakiej narodowości był Bezdrzych Smetana <text:s text:c="48"/><text:span text:style-name="T1"><text:s/>Czech</text:span></text:p>
      <text:p text:style-name="P3">jak ma na imię syn Kirka Douglasa, także laureat Oscara <text:s text:c="27"/><text:span text:style-name="T1"><text:s/>Michael</text:span></text:p>
      <text:p text:style-name="P3">mieszkanka Warszawy to warszawianka, a mieszkanka Suwałk <text:s text:c="17"/><text:span text:style-name="T1"><text:s/>suwałczanka</text:span></text:p>
      <text:p text:style-name="P3">matiasy to które ryby <text:s text:c="83"/><text:span text:style-name="T1"><text:s text:c="2"/>śledź</text:span></text:p>
      <text:p text:style-name="P3">Czy Gwatemala ma dostęp do oceanu spokojnego <text:s text:c="39"/><text:span text:style-name="T1">TAK</text:span></text:p>
      <text:p text:style-name="P3">kto zastępuje prezydenta gdy ten nie może sprawować urzędu <text:s text:c="12"/><text:span text:style-name="T1"><text:s text:c="7"/>marszałek Sejmu</text:span></text:p>
      <text:p text:style-name="P3">na jaką chorobę cierpi diabetyk <text:s text:c="68"/><text:span text:style-name="T1"><text:s/>cukrzyca</text:span></text:p>
      <text:p text:style-name="P3">który kierunek geograficzny jest oznaczany literą N <text:s text:c="34"/><text:span text:style-name="T1"><text:s text:c="2"/>północ</text:span></text:p>
      <text:p text:style-name="P3">w którym wieku Alaryk zdobył Rzym <text:s text:c="57"/><text:span text:style-name="T1"><text:s/>V w</text:span></text:p>
      <text:p text:style-name="P3">Gustaw Flaubert to francuski poeta czy prozaik <text:s text:c="43"/><text:span text:style-name="T1">prozaik</text:span></text:p>
      <text:p text:style-name="P3">jak potocznie nazywamy chybiony strzał <text:s text:c="53"/><text:span text:style-name="T1"><text:s/>pudło</text:span></text:p>
      <text:p text:style-name="P3">czy w WAT studiują kobiety <text:s text:c="73"/><text:span text:style-name="T1"><text:s/>TAK</text:span></text:p>
      <text:p text:style-name="P3">Norma Jim Baker to prawdziwe nazwisko ktorej amerykańskiej aktorki <text:s text:c="4"/><text:span text:style-name="T1">Marylin Monroe</text:span></text:p>
      <text:p text:style-name="P3">Stanisław Hadyna był założycielem i kierownikiem zespołu pieśni i tańca którego <text:s/><text:span text:style-name="T1">Śląsk</text:span></text:p>
      <text:p text:style-name="P3">ile minut trwa jedna runda w boksie zawodowym <text:s text:c="40"/><text:span text:style-name="T1">3 minuty</text:span></text:p>
      <text:p text:style-name="P2"/>
      <text:p text:style-name="P2">Etap II</text:p>
      <text:p text:style-name="P2"/>
      <text:p text:style-name="P3">słuchać czegoś nic nie rozumiejąc to siedząc jak na jakim kazaniu <text:s text:c="11"/><text:span text:style-name="T1">tureckim</text:span></text:p>
      <text:p text:style-name="P3">jak nazywa się kraina historyczna Polski której stolicą jest Bialystok <text:s text:c="7"/><text:span text:style-name="T1">Podlasie</text:span></text:p>
      <text:p text:style-name="P3">jak miał na imię dramaturg Czechow <text:s text:c="56"/><text:span text:style-name="T1"><text:s text:c="2"/>Antoni</text:span></text:p>
      <text:p text:style-name="P3">która orkiestra ma grać do końca świata i jeden dzień dlużej <text:s text:c="20"/><text:span text:style-name="T1"><text:s/>WOŚP</text:span></text:p>
      <text:p text:style-name="P3">ile wynosi 3 do potęgi 3 <text:s text:c="76"/><text:span text:style-name="T1"><text:s text:c="3"/>27</text:span></text:p>
      <text:p text:style-name="P3">jak nazywa się dźwięk C obniżony o pół tonu <text:s text:c="45"/><text:span text:style-name="T1">ces</text:span></text:p>
      <text:p text:style-name="P3">czy warany są roślinożerne czy drapieżne <text:s text:c="52"/><text:span text:style-name="T1">drapieżne</text:span></text:p>
      <text:p text:style-name="P3">czy egalitaryzm zakłada równość wszystkich czy faworyzuje jakieś grupy społeczne <text:s text:c="2"/><text:span text:style-name="T1">równość</text:span></text:p>
      <text:p text:style-name="P3">Eos to imię jednego tytana, bogini świtu, władcy wiatru <text:s text:c="24"/><text:span text:style-name="T1"><text:s/>Jutrzenka</text:span></text:p>
      <text:p text:style-name="P3">do której fazy księżyca porównujemy osobę o pełnej, pyzatej twarzy <text:s text:c="3"/><text:span text:style-name="T1"><text:s text:c="2"/>pełnia</text:span></text:p>
      <text:p text:style-name="P3">ile wynosi prawdopodobieństwo otrzymania pięciu asów w pokerze <text:s text:c="5"/><text:span text:style-name="T1"><text:s/>zero</text:span></text:p>
      <text:p text:style-name="P3">jak nazywał się pierwszy prezydent Autonomii Palestyńskiej <text:s text:c="16"/><text:span text:style-name="T1"><text:s/>Arafat</text:span></text:p>
      <text:p text:style-name="P3">kim dla Cheopsa był Chefren, drugi co do wielkości piramidy w Gizie <text:s/><text:span text:style-name="T1"><text:s/>syn</text:span></text:p>
      <text:p text:style-name="P3">jaki tytuł nosi XI księga Pana Tadeusza, w której wojska napoleońskie wkraczają na Litwę</text:p>
      <text:p text:style-name="P4">Rok 1812</text:p>
      <text:p text:style-name="P3">Berezyna to nazwa rzeki czy miasta <text:s text:c="57"/><text:span text:style-name="T1"><text:s/>rzeka</text:span></text:p>
      <text:p text:style-name="P3">z którego państwa pochodzi taniec zwany gawotem <text:s text:c="33"/><text:span text:style-name="T1">Francja</text:span></text:p>
      <text:p text:style-name="P3">Albert Szwajcer, na którym kontynencie pracował <text:s text:c="36"/><text:span text:style-name="T1">Afryk</text:span>a </text:p>
      <text:p text:style-name="P3">ile pieczęci łamie baranek otwierający księgę przeznaczeń w Apokalipsie <text:s/><text:span text:style-name="T1">siedem</text:span></text:p>
      <text:p text:style-name="P3"><text:soft-page-break/>w którym roku Niemcy rozpoczęli okupację Danii <text:s text:c="40"/><text:span text:style-name="T1"><text:s text:c="2"/>1940</text:span></text:p>
      <text:p text:style-name="P3">jak brzmi nazwa państwa afrykańskiego która oznacza równiez mundur dla służby<text:span text:style-name="T1"> <text:s/>Liberia</text:span></text:p>
      <text:p text:style-name="P3">ile razy premierem II Rzeczypospolitej był Walery Sławek <text:s text:c="27"/><text:span text:style-name="T1"><text:s/>trzykrotnie</text:span></text:p>
      <text:p text:style-name="P3">kto wyreżyserował Dzień Świra, Wszyscy jesteśmy Chrystusami <text:s text:c="17"/><text:span text:style-name="T1"><text:s/>Koterski</text:span></text:p>
      <text:p text:style-name="P3">jak nazywa się dawna rosyjska miara licząca 500 sążni <text:s text:c="34"/><text:span text:style-name="T1"><text:s/>wiorsta</text:span></text:p>
      <text:p text:style-name="P3">jak nazywają się sole kwasu chromowego <text:s text:c="54"/><text:span text:style-name="T1"><text:s/>chromiany</text:span></text:p>
      <text:p text:style-name="P3">Kubusia Puchatka przetlumaczyła Irena Tuwim, była siostrą czy żoną Juliana <text:s text:c="3"/><text:span text:style-name="T1">siostra</text:span></text:p>
      <text:p text:style-name="P3">Stolicą którego państwa jest Pjongjang <text:s text:c="60"/><text:span text:style-name="T1">Korea płn</text:span></text:p>
      <text:p text:style-name="P3">w którym roku została utworzona NRD <text:s text:c="59"/><text:span text:style-name="T1">1949</text:span></text:p>
      <text:p text:style-name="P3">w ktorym włoskim mieście odbywa się najstarszy festiwal filmowy <text:s text:c="14"/><text:span text:style-name="T1">Wenecja</text:span></text:p>
      <text:p text:style-name="P3">czyimi braćmi byli Jędrek i Szymek w Chłopach <text:s text:c="44"/><text:span text:style-name="T1">Jagny</text:span></text:p>
      <text:p text:style-name="P3">czy kajkarstwo jest dyscypliną IO <text:s text:c="68"/><text:span text:style-name="T1">TAK</text:span></text:p>
      <text:p text:style-name="P3">w którym mieście ma siedzibę międzynarodowa agencja energii atomowej <text:s text:c="3"/><text:span text:style-name="T1">Wiedeń</text:span></text:p>
      <text:p text:style-name="P3">który znany komik to Jaś Fasola <text:s text:c="71"/><text:span text:style-name="T1">Atkinson</text:span></text:p>
      <text:p text:style-name="P3">puginał to rodzaj sztyletu czy pochwa na szpadę <text:s text:c="46"/><text:span text:style-name="T1">sztylet</text:span></text:p>
      <text:p text:style-name="P3">jak nazywał się autor zbiorów poezji Pan Cogito, raport z oblężonego miasta <text:s/><text:span text:style-name="T1"><text:s/>Herbert</text:span></text:p>
      <text:p text:style-name="P3">do którego morza uchodzi rzeka Jordan <text:s text:c="60"/><text:span text:style-name="T1">martwe</text:span></text:p>
      <text:p text:style-name="P3">co znaczy włoskie dolce farmiente <text:s text:c="58"/><text:span text:style-name="T1">słodkie nieróbstwo</text:span></text:p>
      <text:p text:style-name="P3">jak od XVII w nazywał się piechur wyszkolony w rzucaniu ręcznych granatów <text:s/><text:span text:style-name="T1"><text:s/>grenadier</text:span></text:p>
      <text:p text:style-name="P3">czy steradian jest jednostką kąta płaskiego czy bryłowego <text:s text:c="28"/><text:span text:style-name="T1"><text:s/>bryłowy</text:span></text:p>
      <text:p text:style-name="P3">z której dynastii wywodziła się Eleonora Anna, zona Wiśniowieckiego <text:s text:c="8"/><text:span text:style-name="T1"><text:s/>Habsburgów</text:span></text:p>
      <text:p text:style-name="P3">w XV w Upsali został założony uniwersytet, w ktorym kraju lezy Uppsala <text:s text:c="3"/><text:span text:style-name="T1">Szwecja</text:span></text:p>
      <text:p text:style-name="P3">rodzeństwo Wiola i Sebastian to bohaterowie ktorej sztuki Szekspira <text:s text:c="12"/></text:p>
      <text:p text:style-name="P4">Wieczór Trzech Króli</text:p>
      <text:p text:style-name="P3">triangiel to instrument dęty czy perkusyjny <text:s text:c="51"/><text:span text:style-name="T1"><text:s text:c="3"/>perkusyjny</text:span></text:p>
      <text:p text:style-name="P3">za rządów którego prezydenta wprowadzono w USA prohibicję w 1919 <text:s text:c="7"/><text:span text:style-name="T1"><text:s text:c="2"/>W.Wilson</text:span></text:p>
      <text:p text:style-name="P3">kto zagrał tytułową rolę w filmie Matka Joanna od aniołów w reż Kawalerowicza <text:s/></text:p>
      <text:p text:style-name="P4">Lucyna Winnicka</text:p>
      <text:p text:style-name="P3">jak brzmi tytuł muzułmanina znającego Koran na pamięć <text:s text:c="29"/><text:span text:style-name="T1"><text:s text:c="3"/>hafis</text:span></text:p>
      <text:p text:style-name="P3">w którym państwie w XIX wieku rozwinął się czartyzm <text:s text:c="34"/><text:span text:style-name="T1">GB</text:span></text:p>
      <text:p text:style-name="P3">pod jakim pseudonimem wydawał dzieła Artur Oppman <text:s text:c="34"/><text:span text:style-name="T1">Or Ot</text:span></text:p>
      <text:p text:style-name="P3">jak po polsku nazywa się sordino, przyrząd do ściszania i zmiany barwy w instrumentach dętych <text:s text:c="112"/><text:span text:style-name="T1"><text:s/>tlumik</text:span></text:p>
      <text:p text:style-name="P3"/>
      <text:p text:style-name="P2">Etap III </text:p>
      <text:p text:style-name="P2"/>
      <text:p text:style-name="P3">sequel to powtorzenie ujęcia filmowego czy kontynuacja historii z poprzedniego filmu</text:p>
      <text:p text:style-name="P3">w pobliżu którego miasta rozegrała się bitwa narodów <text:s text:c="33"/><text:span text:style-name="T1"><text:s text:c="2"/>Lipsk</text:span></text:p>
      <text:p text:style-name="P3">która królowa patronowała wyprawie Krzysztofa Kolumba <text:s text:c="27"/><text:span text:style-name="T1"><text:s/>Izabela</text:span></text:p>
      <text:p text:style-name="P3">czy Rokita to diabeł kontuszowy <text:s text:c="68"/><text:span text:style-name="T1"><text:s text:c="2"/>wiejski</text:span></text:p>
      <text:p text:style-name="P3">czyje imię nosi jezioro na Nilu i Sudanie <text:s text:c="56"/><text:span text:style-name="T1"><text:s/>Nasser</text:span></text:p>
      <text:p text:style-name="P3">dziesięcioro, jaka to część mowy <text:s text:c="67"/><text:span text:style-name="T1"><text:s text:c="2"/>liczebnik</text:span></text:p>
      <text:p text:style-name="P3">kto był głównym inicjatorem utworzenia w 1940 organizacji Wolna Francja <text:span text:style-name="T1">de Gaulle</text:span></text:p>
      <text:p text:style-name="P3">w którym mieście toczy się akcja filmu Kabaret z Lisą Minneli <text:s text:c="20"/><text:span text:style-name="T1"><text:s text:c="2"/>Berlin</text:span></text:p>
      <text:p text:style-name="P3">co oznacza określenie non stop <text:s text:c="73"/><text:span text:style-name="T1">bez przerwy</text:span></text:p>
      <text:p text:style-name="P3">czy na kanale Kilońskim znajdują się śluzy <text:s text:c="52"/><text:span text:style-name="T1"><text:s text:c="2"/>TAK</text:span></text:p>
      <text:p text:style-name="P3">kto był ojcem króla Jana Olbrachta <text:s text:c="66"/><text:span text:style-name="T1">Kazimierz</text:span></text:p>
      <text:p text:style-name="P3">na ktorym półwyspie leży państwo Oman <text:s text:c="55"/><text:span text:style-name="T1"><text:s/>arabski</text:span></text:p>
      <text:p text:style-name="P3"><text:soft-page-break/>jak miał na imię rosyjski bojar Godunow <text:s text:c="51"/><text:span text:style-name="T1"><text:s text:c="3"/>Borys</text:span></text:p>
      <text:p text:style-name="P3">doilidy to dzielnica którego miasta <text:s text:c="63"/><text:span text:style-name="T1"><text:s/>Białystok</text:span></text:p>
      <text:p text:style-name="P3">w Belgii głową państwa jest król czy prezydent <text:s text:c="44"/><text:span text:style-name="T1">król </text:span></text:p>
      <text:p text:style-name="P3">czy sarabanda to nazwa grupy malarzy saraceńskich <text:s text:c="36"/><text:span text:style-name="T1">NIE </text:span></text:p>
      <text:p text:style-name="P3">do którego wieku papieże nosili tiarę <text:s text:c="59"/><text:span text:style-name="T1"><text:s text:c="2"/>XX w</text:span></text:p>
      <text:p text:style-name="P3">jak brzmi tytuł pełnometrażowego debiutu reżyserskiego Romana Polańskiego <text:s text:c="2"/></text:p>
      <text:p text:style-name="P4">Noż w wodzie</text:p>
      <text:p text:style-name="P3">czy kopista to rycerz uzbrojony w kopię czy osoba przepisująca księgi <text:s text:c="7"/><text:span text:style-name="T1"><text:s/>księgi</text:span></text:p>
      <text:p text:style-name="P3">kto posprzątał stajnię króla Elidy Augiasza <text:s text:c="50"/><text:span text:style-name="T1"><text:s text:c="2"/>Herakles</text:span></text:p>
      <text:p text:style-name="P3">w którym stanie w 1955 został otworzony pierwszy Disneyland <text:s text:c="17"/><text:span text:style-name="T1"><text:s text:c="2"/>Los Angeles</text:span></text:p>
      <text:p text:style-name="P3">czy klarnet jest instrumentem blaszanym czy drewnianym <text:s text:c="27"/><text:span text:style-name="T1"><text:s/>drewnianym</text:span></text:p>
      <text:p text:style-name="P3">w ktorej krainie geograficznej miał znajdować się zamek Draculi <text:s text:c="16"/><text:span text:style-name="T1"><text:s/>Transsylwania</text:span></text:p>
      <text:p text:style-name="P3">czy zawodnicy kickboxingu używają rękawic <text:s text:c="47"/><text:span text:style-name="T1"><text:s/>TAK</text:span></text:p>
      <text:p text:style-name="P3">jak nazywają się sople zwisające w jaskiniach <text:s text:c="46"/><text:span text:style-name="T1"><text:s/>stalaktyty</text:span></text:p>
      <text:p text:style-name="P3">kto w filmie Miś zagrał rolę prezesa klubu sportowego <text:s text:c="32"/><text:span text:style-name="T1"><text:s/>Tym</text:span></text:p>
      <text:p text:style-name="P3">w którym utworze Wyspiańskiego pada zdanie: Listopad to dla Polaków niebezpieczna pora</text:p>
      <text:p text:style-name="P4">Noc Listopadowa</text:p>
      <text:p text:style-name="P3">czy Wenezuela jest członkiem OPEC <text:s text:c="60"/><text:span text:style-name="T1"><text:s text:c="2"/>TAK</text:span></text:p>
      <text:p text:style-name="P3">w którym mieście przechowywane były miecze ofiarowane Polakom przed bitwą pod Grunwaldem <text:s text:c="100"/><text:span text:style-name="T1"><text:s/>Kraków</text:span></text:p>
      <text:p text:style-name="P3">który kraj związkowy Niemiec ma największą powierzchnię <text:s text:c="24"/><text:span text:style-name="T1"><text:s/>Bawaria</text:span></text:p>
      <text:p text:style-name="P3">w ktorym roku miała miejsce odsiecz wiedeńska <text:s text:c="41"/><text:span text:style-name="T1"><text:s text:c="2"/>1683</text:span></text:p>
      <text:p text:style-name="P3">Salopa to dlugie wierzchnie okrycie noszone przez mężczyzn czy kobiety <text:span text:style-name="T1"><text:s text:c="3"/>kobiety</text:span></text:p>
      <text:p text:style-name="P3">ile osób obserwuje lot bocianów na obrazie Chełmońskiego <text:s text:c="24"/><text:span text:style-name="T1"><text:s/>dwie</text:span></text:p>
      <text:p text:style-name="P3">podaj nazwę kwasu o wzorze H3PO4 <text:s text:c="57"/><text:span text:style-name="T1"><text:s text:c="2"/>kwas fosforowy</text:span></text:p>
      <text:p text:style-name="P3">którą część garderoby umieścił Prus w tytule swojej noweli <text:s text:c="25"/><text:span text:style-name="T1">kamizelka</text:span></text:p>
      <text:p text:style-name="P3">jak kamienie przez Boga rzucone na Szaniec, z którego wiersza Juliusza Słowackiego pochodzi to porównanie <text:s text:c="81"/><text:span text:style-name="T1"><text:s/>Testament Mój</text:span></text:p>
      <text:p text:style-name="P3">gdzie IO w 2020 r <text:s text:c="89"/><text:span text:style-name="T1"><text:s text:c="3"/>Tokio</text:span></text:p>
      <text:p text:style-name="P3">jak nazywa się ośmiodniowe radosne żydowskie święto, obchodzone na pamiątkę oczyszczenia świątynia przez Machabeusza <text:s text:c="49"/><text:span text:style-name="T1"><text:s/>Chanuk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1T22:00:25.04</meta:creation-date>
    <meta:document-statistic meta:table-count="0" meta:image-count="0" meta:object-count="0" meta:page-count="3" meta:paragraph-count="115" meta:word-count="990" meta:character-count="10320"/>
    <dc:date>2014-09-01T23:07:25.47</dc:date>
    <meta:editing-duration>PT00H03M38S</meta:editing-duration>
    <meta:editing-cycles>1</meta:editing-cycles>
    <meta:generator>OpenOffice.ux.pl/3.1$Win32 OpenOffice.org_project/310m11$Build-39399</meta:generator>
  </office:meta>
</office:document-meta>
</file>